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2CDB34C7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Source Code Pro Medium" svg:font-family="'Source Code Pro Medium'" style:font-pitch="fixed"/>
    <style:font-face style:name="FontAwesome" svg:font-family="FontAwesome" style:font-pitch="variable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cccc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9999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Source Code Pro1"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style:font-name="Source Code Pro Medium"/>
    </style:style>
    <style:style style:name="P5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>
      <style:paragraph-properties fo:text-align="center"/>
      <style:text-properties fo:color="#ffffff"/>
    </style:style>
    <style:style style:name="T1" style:family="text">
      <style:text-properties style:font-name="Source Code Pro1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229cm" svg:height="1.144cm" svg:x="0.254cm" svg:y="0.254cm">
          <text:p text:style-name="P1">Teaching Assistant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915cm" svg:height="0.916cm" svg:x="0.381cm" svg:y="0.354cm">
          <draw:image xlink:href="Pictures/100002010000012C0000012CDB34C77D.png" xlink:type="simple" xlink:show="embed" xlink:actuate="onLoad">
            <text:p/>
          </draw:image>
        </draw:frame>
        <draw:custom-shape draw:style-name="gr3" draw:text-style-name="P1" draw:layer="layout" svg:width="17.229cm" svg:height="0.915cm" svg:x="0.254cm" svg:y="1.627cm">
          <text:p text:style-name="P1">Week of Nov 18-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88cm" svg:height="0.915cm" svg:x="15.195cm" svg:y="1.627cm">
          <text:p text:style-name="P1"><text:span text:style-name="T1">00h 00m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23cm" svg:height="0.687cm" svg:x="1.966cm" svg:y="2.851cm">
          <text:p text:style-name="P1">Su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23cm" svg:height="0.687cm" svg:x="4.189cm" svg:y="2.851cm">
          <text:p text:style-name="P1">M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22cm" svg:height="0.687cm" svg:x="6.412cm" svg:y="2.851cm">
          <text:p text:style-name="P1">Tu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24cm" svg:height="0.687cm" svg:x="8.634cm" svg:y="2.851cm">
          <text:p text:style-name="P1">We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22cm" svg:height="0.687cm" svg:x="10.858cm" svg:y="2.851cm">
          <text:p text:style-name="P1">Thu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23cm" svg:height="0.687cm" svg:x="13.08cm" svg:y="2.851cm">
          <text:p text:style-name="P1">Fri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23cm" svg:height="0.687cm" svg:x="15.303cm" svg:y="2.851cm">
          <text:p text:style-name="P1">Sa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23cm" svg:height="0.686cm" svg:x="1.966cm" svg:y="3.538cm">
          <text:p text:style-name="P1"><text:span text:style-name="T2">00h 00m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23cm" svg:height="0.686cm" svg:x="4.189cm" svg:y="3.538cm">
          <text:p text:style-name="P1"><text:span text:style-name="T2">00h 00m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22cm" svg:height="0.686cm" svg:x="6.412cm" svg:y="3.538cm">
          <text:p text:style-name="P1"><text:span text:style-name="T2">00h 00m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24cm" svg:height="0.686cm" svg:x="8.634cm" svg:y="3.538cm">
          <text:p text:style-name="P1"><text:span text:style-name="T2">00h 00m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22cm" svg:height="0.686cm" svg:x="10.858cm" svg:y="3.538cm">
          <text:p text:style-name="P1"><text:span text:style-name="T2">00h 00m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23cm" svg:height="0.686cm" svg:x="13.08cm" svg:y="3.538cm">
          <text:p text:style-name="P1"><text:span text:style-name="T2">00h 00m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23cm" svg:height="0.686cm" svg:x="15.303cm" svg:y="3.538cm">
          <text:p text:style-name="P1"><text:span text:style-name="T2">00h 00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23cm" svg:height="0.686cm" svg:x="1.966cm" svg:y="4.224cm">
          <text:p text:style-name="P4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23cm" svg:height="0.686cm" svg:x="4.189cm" svg:y="4.2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22cm" svg:height="0.686cm" svg:x="6.412cm" svg:y="4.2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24cm" svg:height="0.686cm" svg:x="8.634cm" svg:y="4.2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22cm" svg:height="0.686cm" svg:x="10.858cm" svg:y="4.2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23cm" svg:height="0.686cm" svg:x="13.08cm" svg:y="4.2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23cm" svg:height="0.686cm" svg:x="15.303cm" svg:y="4.2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23cm" svg:height="0.687cm" svg:x="1.966cm" svg:y="4.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23cm" svg:height="0.687cm" svg:x="4.189cm" svg:y="4.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22cm" svg:height="0.687cm" svg:x="6.412cm" svg:y="4.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24cm" svg:height="0.687cm" svg:x="8.634cm" svg:y="4.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22cm" svg:height="0.687cm" svg:x="10.858cm" svg:y="4.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23cm" svg:height="0.687cm" svg:x="13.08cm" svg:y="4.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23cm" svg:height="0.687cm" svg:x="15.303cm" svg:y="4.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23cm" svg:height="0.687cm" svg:x="1.965cm" svg:y="2.851cm">
          <text:p text:style-name="P1">Su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23cm" svg:height="0.687cm" svg:x="4.188cm" svg:y="2.851cm">
          <text:p text:style-name="P1">M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22cm" svg:height="0.687cm" svg:x="6.411cm" svg:y="2.851cm">
          <text:p text:style-name="P1">Tu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24cm" svg:height="0.687cm" svg:x="8.633cm" svg:y="2.851cm">
          <text:p text:style-name="P1">We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22cm" svg:height="0.687cm" svg:x="10.857cm" svg:y="2.851cm">
          <text:p text:style-name="P1">Thu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23cm" svg:height="0.687cm" svg:x="13.079cm" svg:y="2.851cm">
          <text:p text:style-name="P1">Fri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23cm" svg:height="0.687cm" svg:x="15.302cm" svg:y="2.851cm">
          <text:p text:style-name="P1">Sa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23cm" svg:height="0.686cm" svg:x="1.965cm" svg:y="5.5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23cm" svg:height="0.686cm" svg:x="4.188cm" svg:y="5.5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22cm" svg:height="0.686cm" svg:x="6.411cm" svg:y="5.5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24cm" svg:height="0.686cm" svg:x="8.633cm" svg:y="5.5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22cm" svg:height="0.686cm" svg:x="10.857cm" svg:y="5.5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23cm" svg:height="0.686cm" svg:x="13.079cm" svg:y="5.5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23cm" svg:height="0.686cm" svg:x="15.302cm" svg:y="5.54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22cm" svg:height="0.686cm" svg:x="1.965cm" svg:y="6.1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23cm" svg:height="0.686cm" svg:x="4.187cm" svg:y="6.1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23cm" svg:height="0.686cm" svg:x="6.41cm" svg:y="6.1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23cm" svg:height="0.686cm" svg:x="8.633cm" svg:y="6.1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22cm" svg:height="0.686cm" svg:x="10.856cm" svg:y="6.1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23cm" svg:height="0.686cm" svg:x="13.078cm" svg:y="6.1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23cm" svg:height="0.686cm" svg:x="15.301cm" svg:y="6.1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715cm" svg:height="0.686cm" svg:x="0.254cm" svg:y="4.224cm">
          <text:p text:style-name="P1"><text:span text:style-name="T3">In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715cm" svg:height="0.686cm" svg:x="0.254cm" svg:y="4.902cm">
          <text:p text:style-name="P1"><text:span text:style-name="T2">Out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715cm" svg:height="0.686cm" svg:x="0.254cm" svg:y="5.537cm">
          <text:p text:style-name="P1"><text:span text:style-name="T3">In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715cm" svg:height="0.686cm" svg:x="0.254cm" svg:y="6.172cm">
          <text:p text:style-name="P1"><text:span text:style-name="T2">Out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222cm" svg:height="0.686cm" svg:x="1.965cm" svg:y="6.858cm">
          <text:p text:style-name="P6"><text:span text:style-name="T4"> 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222cm" svg:height="0.686cm" svg:x="4.191cm" svg:y="6.858cm">
          <text:p text:style-name="P6"><text:span text:style-name="T4">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2.222cm" svg:height="0.686cm" svg:x="6.414cm" svg:y="6.858cm">
          <text:p text:style-name="P6"><text:span text:style-name="T4"> 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714cm" svg:height="0.686cm" svg:x="0.254cm" svg:y="6.858cm">
          <text:p text:style-name="P6"><text:span text:style-name="T4">In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222cm" svg:height="0.686cm" svg:x="8.592cm" svg:y="6.858cm">
          <text:p text:style-name="P6"><text:span text:style-name="T4"> 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222cm" svg:height="0.686cm" svg:x="13.092cm" svg:y="6.858cm">
          <text:p text:style-name="P6"><text:span text:style-name="T4"> 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222cm" svg:height="0.686cm" svg:x="15.315cm" svg:y="6.858cm">
          <text:p text:style-name="P6"><text:span text:style-name="T4"> 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222cm" svg:height="0.686cm" svg:x="10.859cm" svg:y="6.858cm">
          <text:p text:style-name="P6"><text:span text:style-name="T4"> 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7.229cm" svg:height="0.915cm" svg:x="0.254cm" svg:y="7.927cm">
          <text:p text:style-name="P1">Week of Nov 25 – Dec 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88cm" svg:height="0.915cm" svg:x="15.195cm" svg:y="7.927cm">
          <text:p text:style-name="P1"><text:span text:style-name="T1">00h 00m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23cm" svg:height="0.687cm" svg:x="1.966cm" svg:y="9.151cm">
          <text:p text:style-name="P1">Su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23cm" svg:height="0.687cm" svg:x="4.189cm" svg:y="9.151cm">
          <text:p text:style-name="P1">M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22cm" svg:height="0.687cm" svg:x="6.412cm" svg:y="9.151cm">
          <text:p text:style-name="P1">Tu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24cm" svg:height="0.687cm" svg:x="8.634cm" svg:y="9.151cm">
          <text:p text:style-name="P1">We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22cm" svg:height="0.687cm" svg:x="10.858cm" svg:y="9.151cm">
          <text:p text:style-name="P1">Thu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23cm" svg:height="0.687cm" svg:x="13.08cm" svg:y="9.151cm">
          <text:p text:style-name="P1">Fri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23cm" svg:height="0.687cm" svg:x="15.303cm" svg:y="9.151cm">
          <text:p text:style-name="P1">Sa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23cm" svg:height="0.686cm" svg:x="1.966cm" svg:y="9.838cm">
          <text:p text:style-name="P1"><text:span text:style-name="T2">00h 00m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23cm" svg:height="0.686cm" svg:x="4.189cm" svg:y="9.838cm">
          <text:p text:style-name="P1"><text:span text:style-name="T2">00h 00m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22cm" svg:height="0.686cm" svg:x="6.412cm" svg:y="9.838cm">
          <text:p text:style-name="P1"><text:span text:style-name="T2">00h 00m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24cm" svg:height="0.686cm" svg:x="8.634cm" svg:y="9.838cm">
          <text:p text:style-name="P1"><text:span text:style-name="T2">00h 00m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22cm" svg:height="0.686cm" svg:x="10.858cm" svg:y="9.838cm">
          <text:p text:style-name="P1"><text:span text:style-name="T2">00h 00m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23cm" svg:height="0.686cm" svg:x="13.08cm" svg:y="9.838cm">
          <text:p text:style-name="P1"><text:span text:style-name="T2">00h 00m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23cm" svg:height="0.686cm" svg:x="15.303cm" svg:y="9.838cm">
          <text:p text:style-name="P1"><text:span text:style-name="T2">00h 00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23cm" svg:height="0.686cm" svg:x="1.966cm" svg:y="10.5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23cm" svg:height="0.686cm" svg:x="4.189cm" svg:y="10.5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22cm" svg:height="0.686cm" svg:x="6.412cm" svg:y="10.5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24cm" svg:height="0.686cm" svg:x="8.634cm" svg:y="10.5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22cm" svg:height="0.686cm" svg:x="10.858cm" svg:y="10.5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23cm" svg:height="0.686cm" svg:x="13.08cm" svg:y="10.5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23cm" svg:height="0.686cm" svg:x="15.303cm" svg:y="10.5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23cm" svg:height="0.687cm" svg:x="1.966cm" svg:y="11.2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23cm" svg:height="0.687cm" svg:x="4.189cm" svg:y="11.2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22cm" svg:height="0.687cm" svg:x="6.412cm" svg:y="11.2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24cm" svg:height="0.687cm" svg:x="8.634cm" svg:y="11.2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22cm" svg:height="0.687cm" svg:x="10.858cm" svg:y="11.2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23cm" svg:height="0.687cm" svg:x="13.08cm" svg:y="11.2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23cm" svg:height="0.687cm" svg:x="15.303cm" svg:y="11.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23cm" svg:height="0.687cm" svg:x="1.965cm" svg:y="9.151cm">
          <text:p text:style-name="P1">Su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23cm" svg:height="0.687cm" svg:x="4.188cm" svg:y="9.151cm">
          <text:p text:style-name="P1">M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22cm" svg:height="0.687cm" svg:x="6.411cm" svg:y="9.151cm">
          <text:p text:style-name="P1">Tu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24cm" svg:height="0.687cm" svg:x="8.633cm" svg:y="9.151cm">
          <text:p text:style-name="P1">We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22cm" svg:height="0.687cm" svg:x="10.857cm" svg:y="9.151cm">
          <text:p text:style-name="P1">Thu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23cm" svg:height="0.687cm" svg:x="13.079cm" svg:y="9.151cm">
          <text:p text:style-name="P1">Fri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23cm" svg:height="0.687cm" svg:x="15.302cm" svg:y="9.151cm">
          <text:p text:style-name="P1">Sa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23cm" svg:height="0.686cm" svg:x="1.965cm" svg:y="11.8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23cm" svg:height="0.686cm" svg:x="4.188cm" svg:y="11.8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22cm" svg:height="0.686cm" svg:x="6.411cm" svg:y="11.8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24cm" svg:height="0.686cm" svg:x="8.633cm" svg:y="11.8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22cm" svg:height="0.686cm" svg:x="10.857cm" svg:y="11.8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23cm" svg:height="0.686cm" svg:x="13.079cm" svg:y="11.8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23cm" svg:height="0.686cm" svg:x="15.302cm" svg:y="11.84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22cm" svg:height="0.686cm" svg:x="1.965cm" svg:y="12.4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23cm" svg:height="0.686cm" svg:x="4.187cm" svg:y="12.4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23cm" svg:height="0.686cm" svg:x="6.41cm" svg:y="12.4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23cm" svg:height="0.686cm" svg:x="8.633cm" svg:y="12.4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22cm" svg:height="0.686cm" svg:x="10.856cm" svg:y="12.4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23cm" svg:height="0.686cm" svg:x="13.078cm" svg:y="12.4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23cm" svg:height="0.686cm" svg:x="15.301cm" svg:y="12.4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715cm" svg:height="0.686cm" svg:x="0.254cm" svg:y="10.524cm">
          <text:p text:style-name="P1"><text:span text:style-name="T3">In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715cm" svg:height="0.686cm" svg:x="0.254cm" svg:y="11.202cm">
          <text:p text:style-name="P1"><text:span text:style-name="T2">Out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715cm" svg:height="0.686cm" svg:x="0.254cm" svg:y="11.837cm">
          <text:p text:style-name="P1"><text:span text:style-name="T3">In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715cm" svg:height="0.686cm" svg:x="0.254cm" svg:y="12.472cm">
          <text:p text:style-name="P1"><text:span text:style-name="T2">Out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222cm" svg:height="0.686cm" svg:x="1.965cm" svg:y="13.158cm">
          <text:p text:style-name="P6"><text:span text:style-name="T4"> 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222cm" svg:height="0.686cm" svg:x="4.191cm" svg:y="13.158cm">
          <text:p text:style-name="P6"><text:span text:style-name="T4">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2.222cm" svg:height="0.686cm" svg:x="6.414cm" svg:y="13.158cm">
          <text:p text:style-name="P6"><text:span text:style-name="T4"> 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714cm" svg:height="0.686cm" svg:x="0.254cm" svg:y="13.158cm">
          <text:p text:style-name="P6"><text:span text:style-name="T4">In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222cm" svg:height="0.686cm" svg:x="8.592cm" svg:y="13.158cm">
          <text:p text:style-name="P6"><text:span text:style-name="T4"> 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222cm" svg:height="0.686cm" svg:x="13.092cm" svg:y="13.158cm">
          <text:p text:style-name="P6"><text:span text:style-name="T4"> 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222cm" svg:height="0.686cm" svg:x="15.315cm" svg:y="13.158cm">
          <text:p text:style-name="P6"><text:span text:style-name="T4"> 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222cm" svg:height="0.686cm" svg:x="10.859cm" svg:y="13.158cm">
          <text:p text:style-name="P6"><text:span text:style-name="T4"> 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048cm" svg:height="0.889cm" svg:x="14.224cm" svg:y="0.381cm">
          <text:p text:style-name="P1">Export 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7.272cm" svg:height="1.016cm" svg:x="0.254cm" svg:y="14.097cm">
          <text:p text:style-name="P1">[Ajax auto-loads more days]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1" svg:font-family="'Source Code Pro'" style:font-pitch="fixed"/>
    <style:font-face style:name="Source Code Pro Medium" svg:font-family="'Source Code Pro Medium'" style:font-pitch="fixed"/>
    <style:font-face style:name="FontAwesome" svg:font-family="FontAwesome" style:font-pitch="variable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7.78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7T17:00:32.034300065</meta:creation-date>
    <dc:date>2014-11-17T18:07:41.600481840</dc:date>
    <meta:editing-duration>PT1H1M6S</meta:editing-duration>
    <meta:editing-cycles>8</meta:editing-cycles>
    <meta:generator>LibreOffice/4.2.7.2$Linux_X86_64 LibreOffice_project/420$Build-2</meta:generator>
    <meta:document-statistic meta:object-count="130"/>
  </office:meta>
</office:document-meta>
</file>